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5.588cm" svg:height="3.556cm" svg:x="11.287cm" svg:y="3.794cm">
              <text:p text:style-name="P1"><text:span text:style-name="T1">ID : int</text:span></text:p>
              <text:p text:style-name="P1"><text:span text:style-name="T1">Firstname : varchar(255)</text:span></text:p>
              <text:p text:style-name="P1"><text:span text:style-name="T1">Lastname : varchar(255)</text:span></text:p>
              <text:p text:style-name="P1"><text:span text:style-name="T1">Username : varchar(255)</text:span></text:p>
              <text:p text:style-name="P1"><text:span text:style-name="T1">Password : varchar(255)</text:span></text:p>
              <text:p text:style-name="P1"><text:span text:style-name="T1">Email : varchar(255)</text:span></text:p>
            </draw:rect>
            <draw:rect draw:style-name="gr1" draw:text-style-name="P2" draw:layer="layout" svg:width="5.588cm" svg:height="0.889cm" svg:x="11.287cm" svg:y="2.905cm">
              <text:p text:style-name="P2"><text:span text:style-name="T2">User</text:span></text:p>
            </draw:rect>
            <draw:rect draw:style-name="gr1" draw:text-style-name="P1" draw:layer="layout" svg:width="5.588cm" svg:height="3.556cm" svg:x="2.651cm" svg:y="10.271cm">
              <text:p text:style-name="P1"><text:span text:style-name="T1">ID : int</text:span></text:p>
              <text:p text:style-name="P1"><text:span text:style-name="T1">Question : varchar(255)</text:span></text:p>
              <text:p text:style-name="P1"><text:span text:style-name="T1">Answer : varchar(255)</text:span></text:p>
              <text:p text:style-name="P1"><text:span text:style-name="T1">Difficulty : int</text:span></text:p>
              <text:p text:style-name="P1"><text:span text:style-name="T1">Subject : Integer</text:span></text:p>
              <text:p text:style-name="P1"><text:span text:style-name="T1">User_ID : int &lt;&lt;FK&gt;&gt;(User)</text:span></text:p>
            </draw:rect>
            <draw:rect draw:style-name="gr1" draw:text-style-name="P2" draw:layer="layout" svg:width="5.588cm" svg:height="0.889cm" svg:x="2.651cm" svg:y="9.382cm">
              <text:p text:style-name="P2"><text:span text:style-name="T2">Question</text:span></text:p>
            </draw:rect>
            <draw:rect draw:style-name="gr1" draw:text-style-name="P1" draw:layer="layout" svg:width="7.239cm" svg:height="2.032cm" svg:x="10.652cm" svg:y="11.287cm">
              <text:p text:style-name="P1"><text:span text:style-name="T1">Quiz_ID : int &lt;&lt;FK&gt;&gt;(Quiz)</text:span></text:p>
              <text:p text:style-name="P1"><text:span text:style-name="T1">Question_ID : int &lt;&lt;FK&gt;&gt;(Question)</text:span></text:p>
            </draw:rect>
            <draw:rect draw:style-name="gr1" draw:text-style-name="P2" draw:layer="layout" svg:width="7.239cm" svg:height="0.889cm" svg:x="10.652cm" svg:y="10.398cm">
              <text:p text:style-name="P2"><text:span text:style-name="T2">Quiz_Questions</text:span></text:p>
            </draw:rect>
            <draw:rect draw:style-name="gr1" draw:text-style-name="P1" draw:layer="layout" svg:width="5.588cm" svg:height="2.032cm" svg:x="20.177cm" svg:y="11.287cm">
              <text:p text:style-name="P1"><text:span text:style-name="T1">ID : int</text:span></text:p>
              <text:p text:style-name="P1"><text:span text:style-name="T1">Title : varchar(255)</text:span></text:p>
              <text:p text:style-name="P1"><text:span text:style-name="T1">User_ID : int &lt;&lt;FK&gt;&gt;(User)</text:span></text:p>
            </draw:rect>
            <draw:rect draw:style-name="gr1" draw:text-style-name="P2" draw:layer="layout" svg:width="5.588cm" svg:height="0.889cm" svg:x="20.177cm" svg:y="10.398cm">
              <text:p text:style-name="P2"><text:span text:style-name="T2">Quiz</text:span></text:p>
            </draw:rect>
            <draw:rect draw:style-name="gr1" draw:text-style-name="P1" draw:layer="layout" svg:width="7.239cm" svg:height="2.032cm" svg:x="1.762cm" svg:y="4.683cm">
              <text:p text:style-name="P1"><text:span text:style-name="T1">User_ID : int &lt;&lt;FK&gt;&gt;(User)</text:span></text:p>
              <text:p text:style-name="P1"><text:span text:style-name="T1">Question_ID : int &lt;&lt;FK&gt;&gt;(Question)</text:span></text:p>
            </draw:rect>
            <draw:rect draw:style-name="gr1" draw:text-style-name="P2" draw:layer="layout" svg:width="7.239cm" svg:height="0.889cm" svg:x="1.762cm" svg:y="3.794cm">
              <text:p text:style-name="P2"><text:span text:style-name="T2">User_Questions</text:span></text:p>
            </draw:rect>
            <draw:rect draw:style-name="gr1" draw:text-style-name="P1" draw:layer="layout" svg:width="7.239cm" svg:height="2.032cm" svg:x="19.161cm" svg:y="4.81cm">
              <text:p text:style-name="P1"><text:span text:style-name="T1">User_ID : int &lt;&lt;FK&gt;&gt;(User)</text:span></text:p>
              <text:p text:style-name="P1"><text:span text:style-name="T1">Quiz_ID : int &lt;&lt;FK&gt;&gt;(Quiz)</text:span></text:p>
            </draw:rect>
            <draw:rect draw:style-name="gr1" draw:text-style-name="P2" draw:layer="layout" svg:width="7.239cm" svg:height="0.889cm" svg:x="19.161cm" svg:y="3.921cm">
              <text:p text:style-name="P2"><text:span text:style-name="T2">User_Quizzes</text:span></text:p>
            </draw:rect>
            <draw:line draw:style-name="gr2" draw:text-style-name="P3" draw:layer="layout" svg:x1="11.287cm" svg:y1="5.191cm" svg:x2="9.001cm" svg:y2="5.191cm">
              <text:p/>
            </draw:line>
            <draw:line draw:style-name="gr2" draw:text-style-name="P3" draw:layer="layout" svg:x1="5.318cm" svg:y1="6.715cm" svg:x2="5.318cm" svg:y2="9.382cm">
              <text:p/>
            </draw:line>
            <draw:line draw:style-name="gr2" draw:text-style-name="P3" draw:layer="layout" svg:x1="8.239cm" svg:y1="11.922cm" svg:x2="10.652cm" svg:y2="11.922cm">
              <text:p/>
            </draw:line>
            <draw:line draw:style-name="gr2" draw:text-style-name="P3" draw:layer="layout" svg:x1="16.875cm" svg:y1="5.318cm" svg:x2="19.161cm" svg:y2="5.318cm">
              <text:p/>
            </draw:line>
            <draw:line draw:style-name="gr2" draw:text-style-name="P3" draw:layer="layout" svg:x1="22.844cm" svg:y1="6.842cm" svg:x2="22.844cm" svg:y2="10.398cm">
              <text:p/>
            </draw:line>
            <draw:line draw:style-name="gr2" draw:text-style-name="P3" draw:layer="layout" svg:x1="17.891cm" svg:y1="12.049cm" svg:x2="20.177cm" svg:y2="12.049cm">
              <text:p/>
            </draw:line>
            <draw:frame draw:style-name="gr3" draw:text-style-name="P4" draw:layer="layout" svg:width="1.747cm" svg:height="0.806cm" svg:x="17.129cm" svg:y="4.429cm">
              <draw:text-box>
                <text:p text:style-name="P4"><text:span text:style-name="T2">1 … *</text:span></text:p>
              </draw:text-box>
            </draw:frame>
            <draw:frame draw:style-name="gr4" draw:text-style-name="P4" draw:layer="layout" svg:width="1.747cm" svg:height="0.889cm" svg:x="9.286cm" svg:y="4.302cm">
              <draw:text-box>
                <text:p text:style-name="P4"><text:span text:style-name="T2">* … 1</text:span></text:p>
              </draw:text-box>
            </draw:frame>
            <draw:frame draw:style-name="gr5" draw:text-style-name="P4" draw:layer="layout" svg:width="1.666cm" svg:height="0.806cm" svg:x="18.145cm" svg:y="11.116cm">
              <draw:text-box>
                <text:p text:style-name="P4"><text:span text:style-name="T2">* … *</text:span></text:p>
              </draw:text-box>
            </draw:frame>
            <draw:frame draw:style-name="gr5" draw:text-style-name="P4" draw:layer="layout" svg:width="1.666cm" svg:height="0.806cm" svg:x="8.62cm" svg:y="11.033cm">
              <draw:text-box>
                <text:p text:style-name="P4"><text:span text:style-name="T2">* … *</text:span></text:p>
              </draw:text-box>
            </draw:frame>
            <draw:frame draw:style-name="gr3" draw:text-style-name="P4" draw:layer="layout" svg:width="1.747cm" svg:height="0.806cm" svg:x="22.875cm" svg:y="8.068cm">
              <draw:text-box>
                <text:p text:style-name="P4"><text:span text:style-name="T2">1 … *</text:span></text:p>
              </draw:text-box>
            </draw:frame>
            <draw:frame draw:style-name="gr3" draw:text-style-name="P4" draw:layer="layout" svg:width="1.747cm" svg:height="0.806cm" svg:x="5.445cm" svg:y="7.56cm">
              <draw:text-box>
                <text:p text:style-name="P4"><text:span text:style-name="T2">1 … *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1T12:29:15.03</meta:creation-date>
    <dc:date>2013-11-01T12:48:47.81</dc:date>
    <meta:editing-duration>PT19M50S</meta:editing-duration>
    <meta:editing-cycles>7</meta:editing-cycles>
    <meta:generator>OpenOffice/4.0.0$Win32 OpenOffice.org_project/400m3$Build-9702</meta:generator>
    <meta:document-statistic meta:object-count="26"/>
  </office:meta>
</office:document-meta>
</file>